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2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2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1897</text:p>
      <text:p text:style-name="P6">Month<text:tab/><text:tab/><text:tab/><text:tab/><text:tab/><text:tab/>January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Judaism--History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8</text:p>
      <text:p text:style-name="P6">Number of Sheets<text:tab/><text:tab/><text:tab/><text:tab/>3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Simeon Ben Zenach Duran, Bonet Ben Gudan, Solomon Levi</text:p>
      <text:p text:style-name="P6">Additional Places mentioned: Algier, Spain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</text:p>
      <text:p text:style-name="P2"/>
      <text:p text:style-name="P3">[Front Cover]</text:p>
      <text:p text:style-name="P4">Jan. 97/</text:p>
      <text:p text:style-name="P2">A Post Biblical Lecture/</text:p>
      <text:p text:style-name="P2">64/</text:p>
      <text:p text:style-name="P2"/>
      <text:p text:style-name="P3">[Page 1]</text:p>
      <text:p text:style-name="P3">Very many have been the lectures, which I delivered,/ here form time to time, upon post-biblical history./ <text:s/>Beginning with the account of the epoch-making sy-/-nod under the presidency of Ezra, the priest, after the/ restoration of Babylonian captives to Palestine, I reached/ the period of the total expulsion of Jews from Spain and Portugal./ <text:s/></text:p>
      <text:p text:style-name="P3"><text:tab/>My reason for allowing long intervals to elapse be-/-fore resuming those narratives was twofold. <text:s/>Firstly,/ because I feared that the subjects treated, might prove/ too dry--so to say--to command general attention. <text:s/>Se-/-condly, because an accurate presentation of those sub-/-jects involves the necessity of abundant reading and/ research, not always within reach of the lecturer./ <text:s/></text:p>
      <text:p text:style-name="P3">This morning, however, I shall come back to a topic of/ the same character, by briefly referring to that stage/ of our history, which--though sad--is <text:span text:style-name="T2">always</text:span><text:span text:style-name="T5"> invariably of deep in-/-terest to me. <text:s/>The Spanish </text:span><text:soft-page-break/><text:span text:style-name="T5">family of Duran,/ has furnished us with authors of wide learning/ in several branches of our literature. <text:s/>Prolific in/ their writings, they enriched sacred lore </text:span><text:span text:style-name="T2">us</text:span><text:span text:style-name="T5"> with commentaries,/</text:span></text:p>
      <text:p text:style-name="P3"><text:span text:style-name="T5"/></text:p>
      <text:p text:style-name="P3"><text:span text:style-name="T5">[Page 2]</text:span></text:p>
      <text:p text:style-name="P3"><text:span text:style-name="T5">with treatises on Jewish doctrines and philosophy,/ on Talmudical decisions &amp; on the origin and development/ of the Hebrew Grammar. <text:s/></text:span><text:span text:style-name="T2">and, because they</text:span><text:span text:style-name="T5"> Moreover, some members of that family who succeeded to/ escape being burnt alive in the seething caldron of the Inqui-/-sition, </text:span><text:span text:style-name="T2">some members of that family, undertook,</text:span><text:span text:style-name="T5"> as/ soon as they would throw off the mask which made/ them appear devoted Catholics, undertook to take up the/ cudgel in </text:span><text:span text:style-name="T2">the</text:span><text:span text:style-name="T5"> defense of the religion that they fondly loved./</text:span></text:p>
      <text:p text:style-name="P3"><text:span text:style-name="T5"><text:tab/>Interesting is to read in a volume of response [Hebrew]/ [Hebrew], called </text:span><text:span text:style-name="T6">Tashbetz</text:span><text:span text:style-name="T7">, by Simeon Ben Zenach Duran,/ an apologetic discussion regarding his own person and/ others situated alike./ <text:s/>That erudite Jew </text:span><text:span text:style-name="T3">from</text:span><text:span text:style-name="T7"> of Spain had fled form the thumb/ screws and consuming flames of the </text:span><text:span text:style-name="T6">autos da fe</text:span><text:span text:style-name="T7"> of/ wicked Iberia, to the more humane dominions of Otto-/-man rulers. <text:s/>He settled in Algier. <text:s/>Chosen there/ as ecclesiastical Chief or Chacham, he argued with keen reasoning/ powers, in favor of the practice just introduced/ to receive a stipulated sum, as compensation for/ religious services rendered. <text:s/>All know that/ in early history, our preceptors and preachers derived/ their earnings from manual labor, as tillers of/ the soil, or </text:span><text:span text:style-name="T3">by</text:span><text:span text:style-name="T7"> from their ability to handle</text:span><text:span text:style-name="T3">ing</text:span><text:span text:style-name="T7"> mechanical tools skilfully./</text:span></text:p>
      <text:p text:style-name="P3"><text:span text:style-name="T7"/></text:p>
      <text:p text:style-name="P3"><text:span text:style-name="T7">[Page 3]</text:span></text:p>
      <text:p text:style-name="P3"><text:span text:style-name="T7">Their controlling </text:span><text:span text:style-name="T3">idea</text:span><text:span text:style-name="T7"> principle was that as Israel had ob-/-tained the knowledge of the rules of life gratuitously/ from God and His inspired servants, so likewise it/ behooved them to impart for </text:span><text:span text:style-name="T3">nothing</text:span><text:span text:style-name="T7"> no remuneration whatever the knowledge/ of the Torah, which they possessed. <text:s/>But times/ had radically changed. <text:s/>In the Spain and Portugal/ of the Middle ages, our men of learning could not/ imitate their Palestinian predecessors. <text:s/>Agriculture/ and handicraft were not universal pursuits, still/ our Rabbis who dwelt there did not go </text:span><text:span text:style-name="T3">then invariably</text:span><text:span text:style-name="T7"> as now </text:span><text:span text:style-name="T3">invariably</text:span><text:span text:style-name="T7"> regularly in quest/ of material rewards for their endeavours to familiarize/ their contemporaries with the Torah. <text:s/>In a letter/ by Maimonides, preserved yet among his multifarious writings,/ the celebrated sage of Cordova states that, notwith-/standing his exhaustive work as a court Physician/ at Cairo, where he had settled, he robbed himself/ of daily rest and of Sabbath rest for a single purpose. <text:s/>He aimed to spread abroad the/ knowledge of ordinances of the Torah, among querists,/ anxious to acquire it. <text:s/>Probably others in Spain </text:span><text:span text:style-name="T3">and</text:span><text:span text:style-name="T7">/ and elsewhere, followed the same commendable practice./</text:span></text:p>
      <text:p text:style-name="P3"><text:span text:style-name="T7"/></text:p>
      <text:p text:style-name="P3"><text:span text:style-name="T7">[Page 4]</text:span></text:p>
      <text:p text:style-name="P3"><text:span text:style-name="T7">But Simeon Ben Zemach Duran had lost his/ all. <text:s/>In his native land, as a doctor of medicine--/ a profession almost exclusively under the control/ of Jews--he could, with ease, gain a respectable/ livelihood, but he had reached a foreign country/ in a state of destitution; nor was his former calling/ available in the Barbary states, as in Spain./ <text:s/>All he had possessed, had gone partly to bribe spies,/ who lay in ambush to catch him, and consign his body/ to an unmerciful church, and partly to satisfy/ the greed of covert enemies, who hungered after the property of suspected/ Marranos. <text:s/>In the same plight, as Simeon Ben/ Zemach Duran, were, doubtless, many of his brother/ refugees, who had sought an asylum abroad, there-/-fore he decided that their acting as ministers of/ religion for pay, could not be condemned as a/ venal offence, and therefore he himself had accepted a situation for </text:span><text:span text:style-name="T3">in</text:span><text:span text:style-name="T7"> self support./ <text:s/>But the most attractive personality of the Duran family was, in my/ judgment, Prifort Duran, who used to sign</text:span><text:span text:style-name="T3">ed</text:span><text:span text:style-name="T7"> his name/ "</text:span><text:span text:style-name="T6">Ephod</text:span><text:span text:style-name="T7">", [Hebrew] three initial Hebrew letters </text:span><text:span text:style-name="T3">words</text:span><text:span text:style-name="T7"> which stand </text:span><text:span text:style-name="T3">in Hebrew</text:span><text:span text:style-name="T7">/ for "I am Prifort Duran." <text:s/></text:span><text:span text:style-name="T3">Very</text:span><text:span text:style-name="T7"> Recently, I came/ in possession of a valuable grammar, which </text:span><text:span text:style-name="T3">he</text:span><text:span text:style-name="T7"> that exegete wrote/</text:span></text:p>
      <text:p text:style-name="P3"><text:span text:style-name="T7"/></text:p>
      <text:p text:style-name="P3"><text:span text:style-name="T7">[Page 5]</text:span></text:p>
      <text:p text:style-name="P3"><text:span text:style-name="T7">in the fourteenth </text:span><text:span text:style-name="T3">year</text:span><text:span text:style-name="T7"> century of the vulgar era,/ but which remained inedited[sic!] till late years. <text:s/></text:span><text:soft-page-break/><text:span text:style-name="T7">Now:/ it happened that about a century before the final/ expulsion of 1492, Prifort Duran, who lived in Catolonia,/ had </text:span><text:span text:style-name="T3">long</text:span><text:span text:style-name="T7"> prentended[sic!] for some time to bow to the cross, in order to/ save his body from terrible tortures, and his substance/ from depredation. <text:s/>Weary and disgusted with his en-/-forced duplicity, he watched with lynx eyes for/ any opportunity, </text:span><text:span text:style-name="T3">when he might</text:span><text:span text:style-name="T7"> facilitating his fleeing to a spot/ in which he could declare himself a believing Jew./ <text:s/>The occasion arrived at length, and he </text:span><text:span text:style-name="T3">ran</text:span><text:span text:style-name="T7"> fled to a/ seaport town in France, with the intention of/ emigrating from thence to Palestine. <text:s/>But/ Prifort Duran had a friend, who also had/ feigned attachment to the Catholic faith./ <text:s/>The two agreed to meet in a safe place,/ and to journey together to the Holy Land./ <text:s/>In fain did Duran wait for his friend's/ arrival. <text:s/>He could not account for the disap-/-pointment, since that friend had seemed likewise/ very anxious to throw off the mask long/ worn. <text:s/>Later on, however he received a letter </text:span><text:span text:style-name="T3">[?]</text:span><text:span text:style-name="T7"> sent from Avignon./</text:span></text:p>
      <text:p text:style-name="P3"><text:span text:style-name="T7"/></text:p>
      <text:p text:style-name="P3"><text:span text:style-name="T7">[Page 6]</text:span></text:p>
      <text:p text:style-name="P3"><text:span text:style-name="T7">It had been written by Bonet or Benedict Ben Gudan,/ the expected travelling[sic!] companion. <text:s/>In that epistle/ the last mentioned Marrano, related that while/ in Avig</text:span><text:span text:style-name="T8">ń</text:span><text:span text:style-name="T9">on, he had made the acquaintance of a cer-/tain Master Paul, a baptised Jew, whose former/ name was Solomon Levi. <text:s/>He has held </text:span><text:span text:style-name="T4">serious</text:span><text:span text:style-name="T9"> very earnest con-/-versations with the convert, and through them he had become convinced/ that Catholicism is right and Judaism wrong./ <text:s/>Prifort Duran felt greatly </text:span><text:span text:style-name="T4">surprised</text:span><text:span text:style-name="T9"> amazed, but he was not tardy in acknowledging/ receipt of that </text:span><text:span text:style-name="T4">strange unexpected</text:span><text:span text:style-name="T9"> surprising letter. <text:s/>With a biting sarcasm/ and and[sic!] the keenest irony which the Catholic/ church misunderstood at first as the confession/ of </text:span><text:span text:style-name="T4">an earnest</text:span><text:span text:style-name="T9"> sincere Christian, Duran pretended to fully/ concur in the new ideas </text:span><text:span text:style-name="T4">by</text:span><text:span text:style-name="T9"> imbibed by Bonet Ben/ Gudan. <text:s/>He also </text:span><text:span text:style-name="T4">would</text:span><text:span text:style-name="T9"> </text:span><text:span text:style-name="T4">advised</text:span><text:span text:style-name="T9"> commended the </text:span><text:span text:style-name="T4">principle</text:span><text:span text:style-name="T9"> theory of discarding the Unity and/ embracing the Trinity, he also </text:span><text:span text:style-name="T4">would</text:span><text:span text:style-name="T9"> was ready to admit the/ wonderful immaculate conception that brought forth a man/ god, also the dogma of a blood's redemption through/ the crucifixion of the Creator's own begotten son; in short, every thing/ </text:span><text:span text:style-name="T4">taught by</text:span><text:span text:style-name="T9"> that Saul of Tarsus, who became St Paul,/</text:span></text:p>
      <text:p text:style-name="P3"><text:span text:style-name="T9"/></text:p>
      <text:p text:style-name="P3"><text:span text:style-name="T9">[Page 7]</text:span></text:p>
      <text:p text:style-name="P3"><text:span text:style-name="T9">had taught, and all which Solomon Levi, who had become/ Maestro Paul of Santa Maria, swore to./ <text:s/>But I shall reserve for another lecture, a/ fuller delineation of the character of that famous/ letter, purposely crushed in a </text:span><text:span text:style-name="T4">obscure</text:span><text:span text:style-name="T9"> peculiar style. <text:s/>This Sabbath I will close my nar-/-rative with words of thanksgiving. <text:s/>For the/ Almighty, who neither slumbers nor sleeps, has/ watched over the preservation of this dear city of/ ours. <text:s/>When on the third day of this week,/ an angry wind, [?] in the face of a frozen/ atmosphere, threatened a far-extended confla-/-gration, the Creator of nature, commanded the/ element of water to force back the element of fire./ <text:s/>Thus were its strides, towards a conquest of destruct-/-ion, cut short. <text:s/>I thank God also for the/ feelings of instinctive humanity exhibited on that/ trying occasion; </text:span><text:span text:style-name="T4">how</text:span><text:span text:style-name="T9"> even because the herculean efforts of those/ engaged in the work of deliverance, were recognized and/ rewarded and fraternally praised. <text:s/>Oh! may He who/ directs sublunary events, and causes good often to </text:span><text:span text:style-name="T4">rise</text:span><text:span text:style-name="T9"> spring/ up from apparent evil, make this week's </text:span><text:span text:style-name="T4">event</text:span><text:span text:style-name="T9"> occurrence, to unite/ more closely the hearts of capitalists to the hearts of the laborers./</text:span></text:p>
      <text:p text:style-name="P3"><text:span text:style-name="T9"/></text:p>
      <text:p text:style-name="P3"><text:span text:style-name="T9">[Page 8]</text:span></text:p>
      <text:p text:style-name="P3"><text:span text:style-name="T9">May the latter be benefitted[sic!] in their domestic/ and social interests, and the fear of mischievous/ discord between the employer and the employed, be/ chased away. <text:s/>Oh! may the day also speedily/ arrive, when the noblest of propositions just/ emanated from the capital of this land of liberty,/ be eagerly accepted by all </text:span><text:span text:style-name="T4">the nations of the</text:span><text:span text:style-name="T9"> potentates./ </text:span><text:span text:style-name="T4">earth.</text:span><text:span text:style-name="T9"> <text:s/>For, then the aspirations of our Isaiah/ and Micah will receive universal fulfilment[sic!]./ <text:s/>"A nation shall not raise a sword against another/ nation, and the art of war will be learnt no more."/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1:57:17.25</meta:creation-date>
    <meta:document-statistic meta:table-count="0" meta:image-count="0" meta:object-count="0" meta:page-count="4" meta:paragraph-count="87" meta:word-count="1650" meta:character-count="10440"/>
    <dc:date>2013-01-16T13:24:05.31</dc:date>
    <meta:editing-duration>PT8M47S</meta:editing-duration>
    <meta:editing-cycles>1</meta:editing-cycles>
    <meta:generator>OpenOffice.org/3.4.1$Win32 OpenOffice.org_project/341m1$Build-9593</meta:generator>
  </office:meta>
</office:document-meta>
</file>